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Servlet.prepareActionResponse( ActionResponse portletResponse , HttpServletRequest servletRequest ,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Servlet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Servlet.getLastModified(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init( PortletDefinition pd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ortletServlet.doGet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service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prepareRenderRequest( RenderRequest portletRequest , HttpServletRequest servle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Servlet.dispatch( HttpServletRequest request , HttpServletResponse respon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ortletServlet.doOptions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doPut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doPost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Servlet.doDelete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prepareActionRequest( ActionRequest portletRequest , HttpServletRequest servlet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rtletServlet.doTrace( HttpServletRequest req , HttpServletResponse res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Servlet.prepareRenderResponse( RenderResponse portletResponse , HttpServletRequest servletRequest ,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